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italic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1b666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7234514-7fff-0afb-8ed2-2c496b175a2b"/>COMP307 Report</text:p>
      <text:p text:style-name="P2">Question 1:</text:p>
      <text:p text:style-name="P4"><text:span text:style-name="T1">Prediction</text:span><text:span text:style-name="T3"> </text:span><text:span text:style-name="T1">Actual</text:span><text:span text:style-name="T3"> </text:span><text:span text:style-name="T1">Result 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ersicolor</text:span><text:span text:style-name="T3"> </text:span><text:span text:style-name="T1">No 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oft-page-break/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oft-page-break/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2">71 Matches</text:p>
      <text:p text:style-name="Text_20_body"/>
      <text:p text:style-name="P2">Process finished with exit code 0</text:p>
      <text:p text:style-name="Text_20_body"/>
      <text:p text:style-name="P2">Managed to predict 71 correct using this algorithm. An algorithm of this sort is most likely not going to predict with 100%. This is probably due to a few outliers that the algorithm will struggle to predict due to the way it works. </text:p>
      <text:p text:style-name="Text_20_body"/>
      <text:p text:style-name="P2">Question 2:</text:p>
      <text:p text:style-name="P4"><text:span text:style-name="T1">Prediction</text:span><text:span text:style-name="T3"> </text:span><text:span text:style-name="T1">Actual</text:span><text:span text:style-name="T3"> </text:span><text:span text:style-name="T1">Result 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setosa</text:span><text:span text:style-name="T3"> </text:span><text:span text:style-name="T1">Iris-setos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ersicolor</text:span><text:span text:style-name="T3"> </text:span><text:span text:style-name="T1">No Match</text:span></text:p>
      <text:p text:style-name="P4"><text:soft-page-break/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ersicolor</text:span><text:span text:style-name="T3"> </text:span><text:span text:style-name="T1">No 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ersicolor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ersicolor</text:span><text:span text:style-name="T3"> </text:span><text:span text:style-name="T1">Iris-virginica</text:span><text:span text:style-name="T3"> </text:span><text:span text:style-name="T1">No 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oft-page-break/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4"><text:span text:style-name="T1">Iris-virginica</text:span><text:span text:style-name="T3"> </text:span><text:span text:style-name="T1">Iris-virginica</text:span><text:span text:style-name="T3"> </text:span><text:span text:style-name="T1">Match</text:span></text:p>
      <text:p text:style-name="P2">69 Matches</text:p>
      <text:p text:style-name="Text_20_body"/>
      <text:p text:style-name="P2">Process finished with exit code 0</text:p>
      <text:p text:style-name="Text_20_body"/>
      <text:p text:style-name="P2">As the value of k increased i found that the amount of matches decreased. This may be due to as the value of k increases, the larger the distance from test node to value node can allow for a greater risk of outliers. </text:p>
      <text:p text:style-name="Text_20_body"/>
      <text:p text:style-name="P2">Question 3:</text:p>
      <text:p text:style-name="P2">Advantages:</text:p>
      <text:list xml:id="list161815287" text:style-name="L1">
        <text:list-item>
          <text:p text:style-name="P6">Simple algorithm with no assumptions</text:p>
        </text:list-item>
        <text:list-item>
          <text:p text:style-name="P6">Can be used both in classification and regression</text:p>
        </text:list-item>
        <text:list-item>
          <text:p text:style-name="P6">There is not training modules</text:p>
        </text:list-item>
        <text:list-item>
          <text:p text:style-name="P6">Can introduce the idea of weighting the neighbours to create a more accurate model</text:p>
        </text:list-item>
        <text:list-item>
          <text:p text:style-name="P6">Can be used in real time as it uses the given data</text:p>
        </text:list-item>
      </text:list>
      <text:p text:style-name="P5">Disadvantages:</text:p>
      <text:list xml:id="list2912235368" text:style-name="L2">
        <text:list-item>
          <text:p text:style-name="P7">There is an optimal value of K which can be hard as it depends on the data</text:p>
        </text:list-item>
        <text:list-item>
          <text:p text:style-name="P7">Imbalances in the training set will show in the testing set</text:p>
        </text:list-item>
        <text:list-item>
          <text:p text:style-name="P7">Can be sensitive to outliers</text:p>
        </text:list-item>
        <text:list-item>
          <text:p text:style-name="P7">For large datasets it can be a slow algorithm and have a hard cost iterating through training sets multiple times</text:p>
        </text:list-item>
      </text:list>
      <text:p text:style-name="P8"/>
      <text:p text:style-name="P2">Question 4:</text:p>
      <text:p text:style-name="P2">The goal of cross validation is to to the models ability to predict new data in order to eliminate the possibility likelihood an overfitting module.</text:p>
      <text:p text:style-name="Text_20_body"/>
      <text:p text:style-name="P2">This is done by firstly splitting the data into training and test segments. Each segment is trained and tested with the results of each individual execution being recorded. For a K-fold of 5, we would split the data into 5 segments.  The k nearest neighbour algorithm will be completed a total of 5 times, each time using a different segments of the data for training and testing. The results of each segments execution will be aggregated which is used to test the fit of the algorithm being used.</text:p>
      <text:p text:style-name="Text_20_body"/>
      <text:p text:style-name="P2">Question 5:</text:p>
      <text:p text:style-name="P4"><text:span text:style-name="T1">k-Mean clustering. K-means clustering is used to partition a dataset into k classifications. This can be done without initially knowing the class labels as it uses </text:span><text:span text:style-name="T2">n</text:span><text:span text:style-name="T3"> </text:span><text:span text:style-name="T1">observations in order to group the data. Below are the steps required to implement k-means clustering:</text:span></text:p>
      <text:list xml:id="list1416850124" text:style-name="L3">
        <text:list-item>
          <text:p text:style-name="P3"><text:soft-page-break/>Find a value of k where k is the amount of clusters</text:p>
        </text:list-item>
        <text:list-item>
          <text:p text:style-name="P3">Find k random values in the dataset</text:p>
        </text:list-item>
        <text:list-item>
          <text:p text:style-name="P3">Measure the distance from the k values to the data points</text:p>
        </text:list-item>
        <text:list-item>
          <text:p text:style-name="P3">Each unknown <text:span text:style-name="T4">data point</text:span> will be assigned the value of the nearest k value</text:p>
        </text:list-item>
        <text:list-item>
          <text:p text:style-name="P3">Calculate the mean of each cluster</text:p>
        </text:list-item>
        <text:list-item>
          <text:p text:style-name="P3"><text:span text:style-name="T4">Re-evaluate</text:span> the clusters as did in steps 3 and 4 using the mean values</text:p>
        </text:list-item>
        <text:list-item>
          <text:p text:style-name="P3">Find the variance and repeat n times with new values of k to find the best fit</text:p>
        </text:list-item>
      </text:list>
      <text:p text:style-name="P2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03:33.621320383</meta:creation-date>
    <dc:date>2019-04-01T13:07:07.995868167</dc:date>
    <meta:editing-duration>PT3M34S</meta:editing-duration>
    <meta:editing-cycles>1</meta:editing-cycles>
    <meta:document-statistic meta:table-count="0" meta:image-count="0" meta:object-count="0" meta:page-count="6" meta:paragraph-count="186" meta:word-count="932" meta:character-count="7612" meta:non-whitespace-character-count="6875"/>
    <meta:generator>LibreOffice/6.1.5.2$Linux_X86_64 LibreOffice_project/90f8dcf33c87b3705e78202e3df5142b201bd805</meta:generator>
  </office:meta>
</office:document-meta>
</file>